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7.076cm" fo:min-width="3.03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251cm" fo:min-width="1.876cm"/>
    </style:style>
    <style:style style:name="gr6" style:family="graphic" style:parent-style-name="standard">
      <style:graphic-properties svg:stroke-color="#000000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6cm" fo:min-width="0.35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251cm" fo:min-width="2.034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7cm" fo:min-width="1.056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5cm" fo:min-width="0.9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6.95cm" fo:min-width="7.356cm"/>
    </style:style>
    <style:style style:name="gr12" style:family="graphic" style:parent-style-name="objectwithoutfill">
      <style:graphic-properties draw:stroke="dash" draw:stroke-dash="Fine_20_Dashed" draw:fill="none" draw:textarea-vertical-align="middle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1cm" fo:min-width="0cm"/>
    </style:style>
    <style:style style:name="gr14" style:family="graphic" style:parent-style-name="standard">
      <style:graphic-properties draw:stroke="dash" draw:stroke-dash="Fine_20_Dashed" svg:stroke-color="#000000" draw:textarea-vertical-align="middl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text-properties fo:font-size="14pt" style:text-underline-style="none" style:font-size-asian="14pt" style:font-size-complex="14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text-underline-style="none" style:font-size-asian="14pt" style:font-size-complex="14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xml:id="id1" draw:id="id1" draw:layer="layout" svg:width="5cm" svg:height="24.5cm" svg:x="4cm" svg:y="3.8cm">
            <draw:glue-point draw:id="12" svg:x="0cm" svg:y="-3.612cm"/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xml:id="id3" draw:id="id3" draw:layer="layout" svg:x1="6.5cm" svg:y1="5.2cm" svg:x2="6.5cm" svg:y2="26.9cm">
            <draw:glue-point draw:id="4" svg:x="0cm" svg:y="-2.741cm"/>
            <draw:glue-point draw:id="5" svg:x="0cm" svg:y="-1.635cm"/>
            <draw:glue-point draw:id="6" svg:x="0cm" svg:y="-0.391cm"/>
            <text:p/>
          </draw:line>
          <draw:line draw:style-name="gr2" draw:text-style-name="P2" draw:layer="layout" svg:x1="4.9cm" svg:y1="22cm" svg:x2="8.1cm" svg:y2="22cm">
            <text:p/>
          </draw:line>
          <draw:frame draw:style-name="gr3" draw:text-style-name="P3" draw:layer="layout" svg:width="5.785cm" svg:height="0.962cm" svg:x="2.9cm" svg:y="1.7cm">
            <draw:text-box>
              <text:p><text:span text:style-name="T1">Simu</text:span> : Initialisation</text:p>
            </draw:text-box>
          </draw:frame>
          <draw:frame draw:style-name="gr4" draw:text-style-name="P3" draw:layer="layout" svg:width="1.946cm" svg:height="0.962cm" svg:x="2.7cm" svg:y="5.5cm">
            <draw:text-box>
              <text:p>Simu</text:p>
            </draw:text-box>
          </draw:frame>
          <draw:custom-shape draw:style-name="gr5" draw:text-style-name="P5" xml:id="id2" draw:id="id2" draw:layer="layout" svg:width="4.5cm" svg:height="1.5cm" svg:x="13.9cm" svg:y="7.7cm">
            <text:p text:style-name="P4"><text:span text:style-name="T2">canalBPP</text:span></text:p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onnector draw:style-name="gr6" draw:text-style-name="P6" draw:layer="layout" svg:x1="6.5cm" svg:y1="7.201cm" svg:x2="16.15cm" svg:y2="7.7cm" draw:start-shape="id1" draw:start-glue-point="12" draw:end-shape="id2" draw:end-glue-point="4" svg:d="M6500 7201h4951v-2h4699v501" svg:viewBox="0 0 9651 502">
            <text:p/>
          </draw:connector>
          <draw:custom-shape draw:style-name="gr7" draw:text-style-name="P7" draw:layer="layout" svg:width="1.2cm" svg:height="1.2cm" svg:x="11.5cm" svg:y="6.6cm">
            <text:p text:style-name="P6">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xml:id="id4" draw:id="id4" draw:layer="layout" svg:width="4.5cm" svg:height="1.5cm" svg:x="13.9cm" svg:y="10.7cm">
            <text:p text:style-name="P4"><text:span text:style-name="T2">canalBPA</text:span></text:p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onnector draw:style-name="gr6" draw:text-style-name="P6" draw:layer="layout" svg:x1="6.5cm" svg:y1="10.103cm" svg:x2="16.15cm" svg:y2="10.7cm" draw:start-shape="id3" draw:start-glue-point="4" draw:end-shape="id4" draw:end-glue-point="4" svg:d="M6500 10103h9650v597" svg:viewBox="0 0 9651 598">
            <text:p/>
          </draw:connector>
          <draw:custom-shape draw:style-name="gr7" draw:text-style-name="P7" draw:layer="layout" svg:width="1.2cm" svg:height="1.2cm" svg:x="11.5cm" svg:y="9.5cm">
            <text:p text:style-name="P6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xml:id="id5" draw:id="id5" draw:layer="layout" svg:width="4.5cm" svg:height="1.5cm" svg:x="13.9cm" svg:y="13.1cm">
            <text:p text:style-name="P4"><text:span text:style-name="T2">canalGB</text:span></text:p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onnector draw:style-name="gr6" draw:text-style-name="P6" draw:layer="layout" svg:x1="6.5cm" svg:y1="12.503cm" svg:x2="16.15cm" svg:y2="13.1cm" draw:start-shape="id3" draw:start-glue-point="5" draw:end-shape="id5" draw:end-glue-point="4" svg:d="M6500 12503h9650v597" svg:viewBox="0 0 9651 598">
            <text:p/>
          </draw:connector>
          <draw:custom-shape draw:style-name="gr7" draw:text-style-name="P7" draw:layer="layout" svg:width="1.2cm" svg:height="1.2cm" svg:x="11.5cm" svg:y="11.9cm">
            <text:p text:style-name="P6">W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5" xml:id="id6" draw:id="id6" draw:layer="layout" svg:width="4.5cm" svg:height="1.5cm" svg:x="13.901cm" svg:y="7.701cm">
            <text:p text:style-name="P4"><text:span text:style-name="T2">canalBPP</text:span></text:p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onnector draw:style-name="gr6" draw:text-style-name="P6" draw:layer="layout" svg:x1="6.501cm" svg:y1="7.202cm" svg:x2="16.151cm" svg:y2="7.701cm" draw:end-shape="id6" draw:end-glue-point="4" svg:d="M6501 7202v-2h9650v501" svg:viewBox="0 0 9651 502">
            <text:p/>
          </draw:connector>
          <draw:custom-shape draw:style-name="gr7" draw:text-style-name="P7" draw:layer="layout" svg:width="1.2cm" svg:height="1.2cm" svg:x="11.501cm" svg:y="6.601cm">
            <text:p text:style-name="P6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xml:id="id7" draw:id="id7" draw:layer="layout" svg:width="4.8cm" svg:height="1.5cm" svg:x="13.8cm" svg:y="15.7cm">
            <text:p text:style-name="P4"><text:span text:style-name="T2">canalSortie</text:span></text:p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onnector draw:style-name="gr6" draw:text-style-name="P6" draw:layer="layout" svg:x1="6.5cm" svg:y1="15.202cm" svg:x2="16.2cm" svg:y2="15.7cm" draw:start-shape="id3" draw:start-glue-point="6" draw:end-shape="id7" draw:end-glue-point="4" svg:d="M6500 15202h3650v-3h6050v501" svg:viewBox="0 0 9701 502">
            <text:p/>
          </draw:connector>
          <draw:custom-shape draw:style-name="gr7" draw:text-style-name="P7" draw:layer="layout" svg:width="1.2cm" svg:height="1.2cm" svg:x="11.5cm" svg:y="14.6cm">
            <text:p text:style-name="P6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" draw:text-style-name="P8" draw:layer="layout" svg:width="1.933cm" svg:height="0.806cm" svg:x="8.467cm" svg:y="6.394cm">
          <draw:text-box>
            <text:p><text:span text:style-name="T3">open()</text:span></text:p>
          </draw:text-box>
        </draw:frame>
        <draw:frame draw:style-name="gr4" draw:text-style-name="P8" draw:layer="layout" svg:width="1.933cm" svg:height="0.806cm" svg:x="8.767cm" svg:y="9.3cm">
          <draw:text-box>
            <text:p><text:span text:style-name="T3">open()</text:span></text:p>
          </draw:text-box>
        </draw:frame>
        <draw:frame draw:style-name="gr4" draw:text-style-name="P8" draw:layer="layout" svg:width="1.933cm" svg:height="0.806cm" svg:x="8.9cm" svg:y="11.694cm">
          <draw:text-box>
            <text:p><text:span text:style-name="T3">open()</text:span></text:p>
          </draw:text-box>
        </draw:frame>
        <draw:frame draw:style-name="gr4" draw:text-style-name="P8" draw:layer="layout" svg:width="1.933cm" svg:height="0.806cm" svg:x="9cm" svg:y="14.4cm">
          <draw:text-box>
            <text:p><text:span text:style-name="T3">open()</text:span></text:p>
          </draw:text-box>
        </draw:frame>
      </draw:page>
      <draw:page draw:name="page2" draw:style-name="dp1" draw:master-page-name="Standard">
        <draw:g>
          <draw:glue-point draw:id="4" svg:x="-0.216cm" svg:y="-0.859cm"/>
          <draw:glue-point draw:id="5" svg:x="-0.216cm" svg:y="-0.859cm"/>
          <draw:custom-shape draw:style-name="gr9" draw:text-style-name="P1" draw:layer="layout" svg:width="2.2cm" svg:height="5.4cm" svg:x="3.9cm" svg:y="3.8cm">
            <draw:glue-point draw:id="12" svg:x="0cm" svg:y="-3.612cm"/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2" draw:text-style-name="P2" xml:id="id10" draw:id="id10" draw:layer="layout" svg:x1="5cm" svg:y1="4.109cm" svg:x2="5cm" svg:y2="8.892cm">
            <draw:glue-point draw:id="4" svg:x="0cm" svg:y="-2.741cm"/>
            <draw:glue-point draw:id="5" svg:x="0cm" svg:y="-1.635cm"/>
            <draw:glue-point draw:id="6" svg:x="0cm" svg:y="-0.391cm"/>
            <draw:glue-point draw:id="7" svg:x="0cm" svg:y="-0.418cm"/>
            <text:p/>
          </draw:line>
          <draw:line draw:style-name="gr2" draw:text-style-name="P2" draw:layer="layout" svg:x1="4.3cm" svg:y1="5.1cm" svg:x2="5.708cm" svg:y2="5.1cm">
            <draw:glue-point draw:id="4" svg:x="4.943cm" svg:y="0cm"/>
            <text:p/>
          </draw:line>
          <draw:frame draw:style-name="gr3" draw:text-style-name="P3" draw:layer="layout" svg:width="5.785cm" svg:height="0.962cm" svg:x="2.8cm" svg:y="1.7cm">
            <draw:text-box>
              <text:p><text:span text:style-name="T1">Simu</text:span> : Moteur</text:p>
            </draw:text-box>
          </draw:frame>
          <draw:frame draw:style-name="gr4" draw:text-style-name="P3" draw:layer="layout" svg:width="1.946cm" svg:height="0.962cm" svg:x="2.054cm" svg:y="3.938cm">
            <draw:text-box>
              <text:p>Simu</text:p>
            </draw:text-box>
          </draw:frame>
          <draw:g xml:id="id9" draw:id="id9">
            <draw:glue-point draw:id="4" svg:x="-5cm" svg:y="-3.888cm"/>
            <draw:glue-point draw:id="5" svg:x="1.111cm" svg:y="-0.925cm"/>
            <draw:glue-point draw:id="6" svg:x="1.111cm" svg:y="-1.666cm"/>
            <draw:custom-shape draw:style-name="gr10" draw:text-style-name="P1" draw:layer="layout" svg:width="1.4cm" svg:height="2.7cm" svg:x="7.8cm" svg:y="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line draw:style-name="gr2" draw:text-style-name="P2" draw:layer="layout" svg:width="1.099cm" svg:height="2.099cm" svg:x="7.4cm" svg:y="6.3cm" svg:viewBox="0 0 1100 2100" draw:points="0,0 1100,0 1100,2100">
              <text:p/>
            </draw:polyline>
          </draw:g>
          <draw:g xml:id="id8" draw:id="id8">
            <draw:glue-point draw:id="4" svg:x="-5cm" svg:y="-3.72cm"/>
            <draw:custom-shape draw:style-name="gr11" draw:text-style-name="P1" draw:layer="layout" svg:width="7.856cm" svg:height="17.2cm" svg:x="10.6cm" svg:y="10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line draw:style-name="gr2" draw:text-style-name="P2" draw:layer="layout" svg:width="4.871cm" svg:height="13.388cm" svg:x="9.9cm" svg:y="12.3cm" svg:viewBox="0 0 4872 13389" draw:points="0,0 4872,0 4872,13389">
              <draw:glue-point draw:id="4" svg:x="-4.794cm" svg:y="-4.999cm"/>
              <text:p/>
            </draw:polyline>
          </draw:g>
          <draw:frame draw:style-name="gr4" draw:text-style-name="P10" draw:layer="layout" svg:width="1.844cm" svg:height="0.729cm" svg:x="5.956cm" svg:y="5.6cm">
            <draw:text-box>
              <text:p text:style-name="P9"><text:span text:style-name="T4">Menu()</text:span></text:p>
            </draw:text-box>
          </draw:frame>
          <draw:connector draw:style-name="gr6" draw:text-style-name="P6" draw:layer="layout" draw:line-skew="0.301cm" svg:x1="9.9cm" svg:y1="12.302cm" svg:x2="8.499cm" svg:y2="6.901cm" draw:start-shape="id8" draw:start-glue-point="4" draw:end-shape="id9" draw:end-glue-point="6" svg:d="M9900 12302h-200v-2902h1v-2499h-1202" svg:viewBox="0 0 1402 5402">
            <text:p/>
          </draw:connector>
          <draw:frame draw:style-name="gr4" draw:text-style-name="P11" draw:layer="layout" svg:width="1.738cm" svg:height="0.806cm" svg:x="7.6cm" svg:y="5.3cm">
            <draw:text-box>
              <text:p><text:span text:style-name="T2">Menu</text:span></text:p>
            </draw:text-box>
          </draw:frame>
          <draw:frame draw:style-name="gr4" draw:text-style-name="P3" draw:layer="layout" svg:width="3.774cm" svg:height="0.962cm" svg:x="12.726cm" svg:y="9.1cm">
            <draw:text-box>
              <text:p>Commande</text:p>
            </draw:text-box>
          </draw:frame>
          <draw:connector draw:style-name="gr6" draw:text-style-name="P6" draw:layer="layout" svg:x1="5cm" svg:y1="6.301cm" svg:x2="7.4cm" svg:y2="6.301cm" draw:start-shape="id10" draw:start-glue-point="7" draw:end-shape="id9" draw:end-glue-point="4" svg:d="M5000 6301h2400" svg:viewBox="0 0 2401 1">
            <text:p/>
          </draw:connector>
        </draw:g>
      </draw:page>
      <draw:page draw:name="page3" draw:style-name="dp1" draw:master-page-name="Standard">
        <draw:custom-shape draw:style-name="gr9" draw:text-style-name="P1" draw:layer="layout" svg:width="2.2cm" svg:height="5.4cm" svg:x="3.901cm" svg:y="3.801cm">
          <draw:glue-point draw:id="12" svg:x="0cm" svg:y="-3.612cm"/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xml:id="id16" draw:id="id16" draw:layer="layout" svg:x1="5.001cm" svg:y1="4.11cm" svg:x2="5.001cm" svg:y2="8.893cm">
          <draw:glue-point draw:id="4" svg:x="0cm" svg:y="-2.741cm"/>
          <draw:glue-point draw:id="5" svg:x="0cm" svg:y="-1.635cm"/>
          <draw:glue-point draw:id="6" svg:x="0cm" svg:y="-0.391cm"/>
          <draw:glue-point draw:id="7" svg:x="0cm" svg:y="-0.418cm"/>
          <text:p/>
        </draw:line>
        <draw:line draw:style-name="gr2" draw:text-style-name="P2" draw:layer="layout" svg:x1="4.301cm" svg:y1="5.101cm" svg:x2="5.709cm" svg:y2="5.101cm">
          <draw:glue-point draw:id="4" svg:x="4.943cm" svg:y="0cm"/>
          <text:p/>
        </draw:line>
        <draw:frame draw:style-name="gr3" draw:text-style-name="P3" draw:layer="layout" svg:width="5.785cm" svg:height="0.962cm" svg:x="2.801cm" svg:y="1.701cm">
          <draw:text-box>
            <text:p><text:span text:style-name="T1">Simu</text:span> : Destruction</text:p>
          </draw:text-box>
        </draw:frame>
        <draw:frame draw:style-name="gr4" draw:text-style-name="P3" draw:layer="layout" svg:width="1.946cm" svg:height="0.962cm" svg:x="2.055cm" svg:y="3.939cm">
          <draw:text-box>
            <text:p>Simu</text:p>
          </draw:text-box>
        </draw:frame>
        <draw:g xml:id="id15" draw:id="id15">
          <draw:glue-point draw:id="4" svg:x="-5cm" svg:y="-3.888cm"/>
          <draw:glue-point draw:id="5" svg:x="1.111cm" svg:y="-0.925cm"/>
          <draw:glue-point draw:id="6" svg:x="1.111cm" svg:y="-1.666cm"/>
          <draw:custom-shape draw:style-name="gr10" draw:text-style-name="P1" draw:layer="layout" svg:width="1.4cm" svg:height="2.7cm" svg:x="7.801cm" svg:y="6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2" draw:text-style-name="P2" draw:layer="layout" svg:width="1.099cm" svg:height="2.099cm" svg:x="7.401cm" svg:y="6.301cm" svg:viewBox="0 0 1100 2100" draw:points="0,0 1100,0 1100,2100">
            <text:p/>
          </draw:polyline>
        </draw:g>
        <draw:g xml:id="id14" draw:id="id14">
          <draw:glue-point draw:id="4" svg:x="-5cm" svg:y="-3.72cm"/>
          <draw:custom-shape draw:style-name="gr11" draw:text-style-name="P1" xml:id="id11" draw:id="id11" draw:layer="layout" svg:width="7.856cm" svg:height="17.2cm" svg:x="10.601cm" svg:y="10.101cm">
            <draw:glue-point draw:id="4" svg:x="-2.2cm" svg:y="-3.081cm"/>
            <draw:glue-point draw:id="5" svg:x="-2.2cm" svg:y="-2.558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2" draw:text-style-name="P2" draw:layer="layout" svg:width="4.898cm" svg:height="0.998cm" svg:x="9.901cm" svg:y="12.301cm" svg:viewBox="0 0 4899 999" draw:points="0,0 4872,0 4899,999">
            <draw:glue-point draw:id="4" svg:x="-4.794cm" svg:y="-4.999cm"/>
            <text:p/>
          </draw:polyline>
          <draw:line draw:style-name="gr12" draw:text-style-name="P2" draw:layer="layout" svg:x1="14.8cm" svg:y1="14.3cm" svg:x2="14.8cm" svg:y2="13.3cm">
            <text:p/>
          </draw:line>
          <draw:line draw:style-name="gr2" draw:text-style-name="P2" xml:id="id12" draw:id="id12" draw:layer="layout" svg:x1="14.8cm" svg:y1="25.4cm" svg:x2="14.8cm" svg:y2="14.3cm">
            <draw:glue-point draw:id="4" svg:x="0cm" svg:y="3.828cm"/>
            <text:p/>
          </draw:line>
          <draw:custom-shape draw:style-name="gr13" draw:text-style-name="P7" xml:id="id13" draw:id="id13" draw:layer="layout" svg:width="0.6cm" svg:height="0.7cm" svg:x="14.5cm" svg:y="12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6" draw:text-style-name="P6" draw:layer="layout" draw:line-skew="2.7cm" svg:x1="12.801cm" svg:y1="14.302cm" svg:x2="14.8cm" svg:y2="24.099cm" draw:start-shape="id11" draw:start-glue-point="5" draw:end-shape="id12" draw:end-glue-point="4" svg:d="M12801 14302h-1v9797h2000" svg:viewBox="0 0 2001 9798">
            <text:p/>
          </draw:connector>
          <draw:connector draw:style-name="gr14" draw:text-style-name="P6" draw:layer="layout" draw:line-skew="2.7cm" svg:x1="12.801cm" svg:y1="13.402cm" svg:x2="12.801cm" svg:y2="14.302cm" draw:start-shape="id11" draw:start-glue-point="4" draw:end-shape="id11" draw:end-glue-point="5" svg:d="M12801 13402h-1v900h1" svg:viewBox="0 0 2 901">
            <text:p/>
          </draw:connector>
          <draw:connector draw:style-name="gr6" draw:text-style-name="P6" draw:layer="layout" draw:line-skew="2.7cm" svg:x1="12.801cm" svg:y1="13.402cm" svg:x2="14.5cm" svg:y2="12.85cm" draw:start-shape="id11" draw:start-glue-point="4" draw:end-shape="id13" draw:end-glue-point="5" svg:d="M12801 13402h-1v-552h1700" svg:viewBox="0 0 1701 553">
            <text:p/>
          </draw:connector>
        </draw:g>
        <draw:frame draw:style-name="gr4" draw:text-style-name="P10" draw:layer="layout" svg:width="1.844cm" svg:height="0.729cm" svg:x="5.957cm" svg:y="5.601cm">
          <draw:text-box>
            <text:p text:style-name="P9"><text:span text:style-name="T4">Menu()</text:span></text:p>
          </draw:text-box>
        </draw:frame>
        <draw:connector draw:style-name="gr6" draw:text-style-name="P6" draw:layer="layout" draw:line-skew="0.301cm" svg:x1="9.901cm" svg:y1="12.303cm" svg:x2="8.5cm" svg:y2="6.902cm" draw:start-shape="id14" draw:start-glue-point="4" draw:end-shape="id15" draw:end-glue-point="6" svg:d="M9901 12303h-200v-2902h1v-2499h-1202" svg:viewBox="0 0 1402 5402">
          <text:p/>
        </draw:connector>
        <draw:frame draw:style-name="gr4" draw:text-style-name="P11" draw:layer="layout" svg:width="1.738cm" svg:height="0.806cm" svg:x="7.601cm" svg:y="5.301cm">
          <draw:text-box>
            <text:p><text:span text:style-name="T2">Menu</text:span></text:p>
          </draw:text-box>
        </draw:frame>
        <draw:frame draw:style-name="gr4" draw:text-style-name="P3" draw:layer="layout" svg:width="3.774cm" svg:height="0.962cm" svg:x="12.727cm" svg:y="9.101cm">
          <draw:text-box>
            <text:p>Commande</text:p>
          </draw:text-box>
        </draw:frame>
        <draw:connector draw:style-name="gr6" draw:text-style-name="P6" draw:layer="layout" svg:x1="5.001cm" svg:y1="6.302cm" svg:x2="7.401cm" svg:y2="6.302cm" draw:start-shape="id16" draw:start-glue-point="7" draw:end-shape="id15" draw:end-glue-point="4" svg:d="M5001 6302h2400" svg:viewBox="0 0 24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livice </meta:initial-creator>
    <meta:creation-date>2016-04-07T10:23:58.149894747</meta:creation-date>
    <dc:date>2016-04-07T11:32:26.559148084</dc:date>
    <dc:creator>Olivice </dc:creator>
    <meta:editing-duration>PT53M7S</meta:editing-duration>
    <meta:editing-cycles>12</meta:editing-cycles>
    <meta:generator>LibreOffice/5.0.5.2$Linux_X86_64 LibreOffice_project/00m0$Build-2</meta:generator>
    <meta:document-statistic meta:object-count="64"/>
  </office:meta>
</office:document-meta>
</file>